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ara generar la documentación de las actas de reunión se ha usado<text:s/>Microsoft Word debido a su utilización por parte de todo el equipo al tener como sistema operativo nativo Windows. Por otro lado, Microsoft Word facilita la edición del documento y su modificación por lo que lo hace sumamente flexible. Además, Microsoft Word permite crear estilos con apariencia más profesional y dispone de una mayor compatibilidad en cuanto a estilos,<text:s/>formato, tabulaciones, etc.</text:p>
      <text:p text:style-name="Standard"/>
      <text:p text:style-name="Standard">Este documento se genera finalmente con extensión .pdf ya que este formato de almacenamiento de documentos es gratuito y facilita el acceso en diversos sistemas operativos al ser multiplataforma, sin que se modifique el aspecto ni la estructura del documento origin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garcia</dc:creator>
    <meta:creation-date>2016-11-10T19:49:00Z</meta:creation-date>
    <dc:date>2016-11-11T09:45:00Z</dc:date>
    <meta:template xlink:href="Normal" xlink:type="simple"/>
    <meta:editing-cycles>4</meta:editing-cycles>
    <meta:editing-duration>PT720S</meta:editing-duration>
    <meta:document-statistic meta:page-count="1" meta:paragraph-count="1" meta:word-count="113" meta:character-count="734" meta:row-count="5" meta:non-whitespace-character-count="622"/>
  </office:meta>
</office:document-meta>
</file>